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e69fb" officeooo:paragraph-rsid="001e69fb"/>
    </style:style>
    <style:style style:name="P2" style:family="paragraph" style:parent-style-name="Standard">
      <style:paragraph-properties fo:text-align="start" style:justify-single-word="false"/>
      <style:text-properties officeooo:rsid="001e69fb" officeooo:paragraph-rsid="001e69fb"/>
    </style:style>
    <style:style style:name="P3" style:family="paragraph" style:parent-style-name="Standard">
      <style:paragraph-properties fo:text-align="justify" style:justify-single-word="false"/>
      <style:text-properties officeooo:rsid="001e69fb" officeooo:paragraph-rsid="001e69fb"/>
    </style:style>
    <style:style style:name="P4" style:family="paragraph" style:parent-style-name="Standard">
      <style:paragraph-properties fo:text-align="start" style:justify-single-word="false"/>
      <style:text-properties officeooo:rsid="00205aa8" officeooo:paragraph-rsid="00205aa8"/>
    </style:style>
    <style:style style:name="P5" style:family="paragraph" style:parent-style-name="Standard">
      <style:paragraph-properties fo:text-align="start" style:justify-single-word="false"/>
      <style:text-properties officeooo:rsid="00205aa8" officeooo:paragraph-rsid="00214d65"/>
    </style:style>
    <style:style style:name="P6" style:family="paragraph" style:parent-style-name="Standard">
      <style:paragraph-properties fo:text-align="justify" style:justify-single-word="false"/>
      <style:text-properties officeooo:rsid="00205aa8" officeooo:paragraph-rsid="00214d65"/>
    </style:style>
    <style:style style:name="P7" style:family="paragraph" style:parent-style-name="Standard">
      <style:paragraph-properties fo:text-align="start" style:justify-single-word="false"/>
      <style:text-properties officeooo:rsid="00253b5f" officeooo:paragraph-rsid="00253b5f"/>
    </style:style>
    <style:style style:name="P8" style:family="paragraph" style:parent-style-name="Standard">
      <style:paragraph-properties fo:text-align="start" style:justify-single-word="false"/>
      <style:text-properties officeooo:rsid="00253b5f" officeooo:paragraph-rsid="002715d7"/>
    </style:style>
    <style:style style:name="P9" style:family="paragraph" style:parent-style-name="Standard">
      <style:paragraph-properties fo:text-align="start" style:justify-single-word="false"/>
      <style:text-properties officeooo:rsid="00253b5f" officeooo:paragraph-rsid="002c3db7"/>
    </style:style>
    <style:style style:name="P10" style:family="paragraph" style:parent-style-name="Standard">
      <style:paragraph-properties fo:text-align="start" style:justify-single-word="false"/>
      <style:text-properties officeooo:rsid="002e56d5" officeooo:paragraph-rsid="002e56d5"/>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205aa8" officeooo:paragraph-rsid="00205aa8"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214d65" officeooo:paragraph-rsid="00214d65"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1e69fb" officeooo:paragraph-rsid="001e69fb" style:font-weight-asian="bold" style:font-weight-complex="bold"/>
    </style:style>
    <style:style style:name="P14" style:family="paragraph" style:parent-style-name="Standard">
      <style:paragraph-properties fo:text-align="start" style:justify-single-word="false"/>
      <style:text-properties fo:font-size="13pt" style:text-underline-style="solid" style:text-underline-width="auto" style:text-underline-color="font-color" fo:font-weight="bold" officeooo:rsid="00253b5f" officeooo:paragraph-rsid="00253b5f" style:font-size-asian="13pt" style:font-weight-asian="bold" style:font-size-complex="13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9fb" officeooo:paragraph-rsid="001e69fb"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officeooo:rsid="001e69fb" officeooo:paragraph-rsid="001e69fb"/>
    </style:style>
    <style:style style:name="P17" style:family="paragraph" style:parent-style-name="Standard" style:list-style-name="L2">
      <style:paragraph-properties fo:text-align="start" style:justify-single-word="false"/>
      <style:text-properties officeooo:rsid="001e69fb" officeooo:paragraph-rsid="001e69fb"/>
    </style:style>
    <style:style style:name="P18" style:family="paragraph" style:parent-style-name="Standard" style:list-style-name="L3">
      <style:paragraph-properties fo:text-align="start" style:justify-single-word="false"/>
      <style:text-properties officeooo:rsid="00214d65" officeooo:paragraph-rsid="00214d65"/>
    </style:style>
    <style:style style:name="P19" style:family="paragraph" style:parent-style-name="Standard">
      <style:paragraph-properties fo:text-align="start" style:justify-single-word="false"/>
      <style:text-properties officeooo:rsid="002c3db7" officeooo:paragraph-rsid="002c3db7"/>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214d65" officeooo:paragraph-rsid="00214d65" style:font-weight-asian="bold" style:font-weight-complex="bold"/>
    </style:style>
    <style:style style:name="P21" style:family="paragraph">
      <loext:graphic-properties draw:fill-color="#ffffff"/>
    </style:style>
    <style:style style:name="P22" style:family="paragraph">
      <style:paragraph-properties fo:text-align="center"/>
    </style:style>
    <style:style style:name="P23" style:family="paragraph">
      <style:paragraph-properties fo:text-align="center"/>
      <style:text-properties fo:font-size="12pt"/>
    </style:style>
    <style:style style:name="T1" style:family="text">
      <style:text-properties officeooo:rsid="00214d65"/>
    </style:style>
    <style:style style:name="T2" style:family="text">
      <style:text-properties officeooo:rsid="002be8a1"/>
    </style:style>
    <style:style style:name="T3" style:family="text">
      <style:text-properties officeooo:rsid="002c3db7"/>
    </style:style>
    <style:style style:name="T4" style:family="text">
      <style:text-properties officeooo:rsid="002e23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justify" draw:textarea-vertical-align="middle" draw:auto-grow-height="false" fo:min-height="2.6874in" fo:min-width="1.791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1.9374in" fo:min-width="1.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1.7811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1.0417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HKR – <text:span text:style-name="T4">Demo Documentation</text:span></text:p>
      <text:p text:style-name="P1"/>
      <text:p text:style-name="P1"/>
      <text:p text:style-name="P10">Prepared for <text:tab/><text:tab/><text:tab/><text:tab/><text:tab/><text:tab/><text:tab/><text:tab/><text:tab/><text:tab/> <text:s text:c="9"/>Prepared by</text:p>
      <text:p text:style-name="P10">Etekchno services Pvt. Ltd <text:tab/><text:tab/><text:tab/><text:tab/><text:tab/><text:tab/><text:tab/><text:tab/> Harihara prabu U</text:p>
      <text:p text:style-name="P10"/>
      <text:p text:style-name="P2"><draw:line text:anchor-type="paragraph" draw:z-index="18" draw:name="Shape18" draw:style-name="gr6" draw:text-style-name="P22" svg:x1="-0.0134in" svg:y1="0.0528in" svg:x2="6.6949in" svg:y2="0.0945in"><text:p/></draw:line></text:p>
      <text:p text:style-name="P13">Project Requirements:</text:p>
      <text:p text:style-name="P2"/>
      <text:list xml:id="list4075273570" text:style-name="L1">
        <text:list-item>
          <text:p text:style-name="P16">Key Drop and Release System</text:p>
        </text:list-item>
        <text:list-item>
          <text:p text:style-name="P16">Web application to record the key transaction.</text:p>
        </text:list-item>
      </text:list>
      <text:p text:style-name="P2"/>
      <text:p text:style-name="P13">Prototype requirements :</text:p>
      <text:p text:style-name="P2"/>
      <text:list xml:id="list667659550" text:style-name="L2">
        <text:list-item>
          <text:p text:style-name="P17">6 metal boxes</text:p>
        </text:list-item>
        <text:list-item>
          <text:p text:style-name="P17">2 servo motors (for each box)</text:p>
        </text:list-item>
        <text:list-item>
          <text:p text:style-name="P17">1 PIR sensor (for each box)</text:p>
        </text:list-item>
        <text:list-item>
          <text:p text:style-name="P17">Wemos D1 mini board</text:p>
        </text:list-item>
        <text:list-item>
          <text:p text:style-name="P17">Power supply</text:p>
        </text:list-item>
        <text:list-item>
          <text:p text:style-name="P17">Wifi connectivity</text:p>
        </text:list-item>
      </text:list>
      <text:p text:style-name="P2"/>
      <text:p text:style-name="P13">Prototype design :</text:p>
      <text:p text:style-name="P13"/>
      <text:p text:style-name="P3"><text:tab/>In our design, we have made a simple system. This is strictly for demo purposes. Each metal box will contain 2 servo motors, in which 1 servo motor will be used to drop the key at the top and the other one will be used to release the key at the bottom. A PIR sensor or weighing sensor will also be attached to the box, to detect the motion of the key. We have used only Wemos D1 mini Wifi board to connect to the INTERNET to send SMS and store the logs of the key in the web application. We have also resticted the operation of servo motor and PIR sensor to a single Wemos D1 mini board, which doesn’t need Arduino Mega at all. The power supply for the board will be 5V constant and a dedicated Wi-fi connection has to be ensured for the immediate trasaction of SMS and logs. </text:p>
      <text:p text:style-name="P2"/>
      <text:p text:style-name="P11">Prototype Explanation :</text:p>
      <text:p text:style-name="P11"/>
      <text:p text:style-name="P6"><text:tab/>We have made a single cardboard box assumed to be a metal box. Just fitted 2 servo motors in it for the automatic opening and closing of the box. Also, a PIR sensor is fitted in for the detection of the key movement. A Wifi board (Wemos D1 mini ) is being used to send SMS, <text:span text:style-name="T1">store the key logs to the web application and to run the motors and sensors. </text:span></text:p>
      <text:p text:style-name="P5"/>
      <text:p text:style-name="P12">Working:</text:p>
      <text:p text:style-name="P12"/>
      <text:p text:style-name="P6"><text:span text:style-name="T1"><text:tab/>As soon as the program is uploaded, the box will open automatically and waits for 5 seconds and closes the box automatically. The car key has to be dropped within 5 seconds delay. SMS is being sent to the user by Vallikodi SMS URL (</text:span><text:a xlink:type="simple" xlink:href="http://dnd.blackholesolution.com/api/sendmsg.php?user=VALLIK&amp;pass=abcd1234&amp;sender=VALLIK&amp;phone=mobile_no&amp;text=msg_to_send&amp;priority=ndnd&amp;stype=normal" text:style-name="Internet_20_link" text:visited-style-name="Visited_20_Internet_20_Link"><text:span text:style-name="T1">http://dnd.blackholesolution.com/api/sendmsg.php?user=VALLIK&amp;pass=abcd1234&amp;sender=VALLIK&amp;phone=mobile_no&amp;text=msg_to_send&amp;priority=ndnd&amp;stype=normal</text:span></text:a><text:span text:style-name="T1">). The user will reply back to textlocal SMS API as “BYEK6 PICKUP”. The textlocal SMS API will give an auto response to the user and also can forward the text to the URL or E-mail. We manually reply “1” to open the box again. The box closed automatically after 5 seconds. </text:span></text:p>
      <text:p text:style-name="P5"/>
      <text:p text:style-name="P12"/>
      <text:p text:style-name="P12"><text:soft-page-break/>Things we missed out :</text:p>
      <text:p text:style-name="P12"/>
      <text:list xml:id="list2486636419" text:style-name="L3">
        <text:list-item>
          <text:p text:style-name="P18">Usage of PIR sensor</text:p>
        </text:list-item>
        <text:list-item>
          <text:p text:style-name="P18">Usage of two servo motors(one at the top and other at the bottom)</text:p>
        </text:list-item>
        <text:list-item>
          <text:p text:style-name="P18">SMS reply to the machine to release the key.</text:p>
        </text:list-item>
      </text:list>
      <text:p text:style-name="P4"/>
      <text:p text:style-name="P11">Steps :</text:p>
      <text:p text:style-name="P4"/>
      <text:p text:style-name="P4">1) The service agent has to press a button. The box opens and the service agent drops the key. <text:s/>Upon <text:s text:c="7"/>detecting the key movement, the box closes automatically.</text:p>
      <text:p text:style-name="P4">2) The service agent has to enter the user’s mobile number, which inturn will send SMS to the user by the SMS API.</text:p>
      <text:p text:style-name="P4">3) The status of the key will be recorded as IN in the web application.</text:p>
      <text:p text:style-name="P4">4) The user will visit the car workstation and reply back via SMS.</text:p>
      <text:p text:style-name="P4">5) After the verification of the user mobile number and the keyword, the SMS API will send an acknowledgement to the user.</text:p>
      <text:p text:style-name="P4">6) Then, the SMS API has to reply to the Arduino system to release the car key.</text:p>
      <text:p text:style-name="P4">7) The car key will be released to the user and the key status will be recorded as OUT in the web application.</text:p>
      <text:p text:style-name="P4"/>
      <text:p text:style-name="P4"/>
      <text:p text:style-name="P14">Connection Diagram :</text:p>
      <text:p text:style-name="P7"/>
      <text:p text:style-name="P7"/>
      <text:p text:style-name="P7"><draw:custom-shape text:anchor-type="paragraph" draw:z-index="0" draw:name="Shape1" draw:style-name="gr1" draw:text-style-name="P21" svg:width="1.7921in" svg:height="2.6878in" svg:x="2.7055in" svg:y="0.1791in"><text:p><text:s text:c="8"/>Wemos D1 mini</text:p><draw:enhanced-geometry svg:viewBox="0 0 21600 21600" draw:type="rectangle" draw:enhanced-path="M 0 0 L 21600 0 21600 21600 0 21600 0 0 Z N"/></draw:custom-shape><text:tab/><text:tab/></text:p>
      <text:p text:style-name="P7"/>
      <text:p text:style-name="P7"/>
      <text:p text:style-name="P7"><draw:custom-shape text:anchor-type="paragraph" draw:z-index="2" draw:name="Shape3" draw:style-name="gr3" draw:text-style-name="P21" svg:width="1.3961in" svg:height="1.9378in" svg:x="-0.0547in" svg:y="0.0728in"><text:p><text:s text:c="6"/>Servo motors</text:p><draw:enhanced-geometry svg:viewBox="0 0 21600 21600" draw:type="rectangle" draw:enhanced-path="M 0 0 L 21600 0 21600 21600 0 21600 0 0 Z N"/></draw:custom-shape><draw:custom-shape text:anchor-type="paragraph" draw:z-index="5" draw:name="Shape6" draw:style-name="gr4" draw:text-style-name="P21" svg:width="1.5004in" svg:height="1.7815in" svg:x="5.539in" svg:y="0.1874in"><text:p><text:s text:c="9"/>PIR sensor</text:p><draw:enhanced-geometry svg:viewBox="0 0 21600 21600" draw:type="rectangle" draw:enhanced-path="M 0 0 L 21600 0 21600 21600 0 21600 0 0 Z N"/></draw:custom-shape><text:tab/><text:tab/><text:tab/><text:tab/><text:tab/></text:p>
      <text:p text:style-name="P7"><text:tab/><text:tab/><text:tab/><text:tab/></text:p>
      <text:p text:style-name="P7"><text:tab/><text:tab/> <text:s text:c="8"/><text:span text:style-name="T3">red(wire)</text:span> <text:s text:c="9"/>Vcc<text:tab/><text:tab/> <text:s text:c="6"/><text:span text:style-name="T2">Vcc</text:span><text:tab/> <text:s/><text:span text:style-name="T3">Vcc</text:span> <text:s text:c="9"/>Vcc</text:p>
      <text:p text:style-name="P7"><draw:line text:anchor-type="paragraph" draw:z-index="1" draw:name="Shape2" draw:style-name="gr2" draw:text-style-name="P22" svg:x1="2.7055in" svg:y1="0.0228in" svg:x2="1.3409in" svg:y2="0.0291in"><text:p/></draw:line><draw:line text:anchor-type="paragraph" draw:z-index="6" draw:name="Shape7" draw:style-name="gr2" draw:text-style-name="P22" svg:x1="4.4972in" svg:y1="0.0398in" svg:x2="5.5492in" svg:y2="0.0398in"><text:p/></draw:line><draw:line text:anchor-type="paragraph" draw:z-index="12" draw:name="Shape12" draw:style-name="gr2" draw:text-style-name="P22" svg:x1="2.2575in" svg:y1="0.0291in" svg:x2="2.2575in" svg:y2="2.702in"><text:p/></draw:line></text:p>
      <text:p text:style-name="P7"/>
      <text:p text:style-name="P7"><draw:line text:anchor-type="paragraph" draw:z-index="3" draw:name="Shape4" draw:style-name="gr2" draw:text-style-name="P22" svg:x1="1.3409in" svg:y1="0.1874in" svg:x2="2.7055in" svg:y2="0.1976in"><text:p/></draw:line><text:tab/><text:tab/> <text:s text:c="8"/><text:span text:style-name="T3">brown(wire)</text:span> <text:s text:c="3"/>Gnd<text:tab/><text:tab/><text:tab/> <text:s text:c="13"/>Gnd <text:s text:c="9"/><text:span text:style-name="T3">Gnd</text:span></text:p>
      <text:p text:style-name="P7"><draw:line text:anchor-type="paragraph" draw:z-index="7" draw:name="Shape8" draw:style-name="gr2" draw:text-style-name="P23" svg:x1="4.4969in" svg:y1="0.0374in" svg:x2="5.55in" svg:y2="0.0484in"><text:p/></draw:line><draw:line text:anchor-type="paragraph" draw:z-index="14" draw:name="Shape14" draw:style-name="gr2" draw:text-style-name="P22" svg:x1="2.4138in" svg:y1="0.0063in" svg:x2="2.4449in" svg:y2="2.6898in"><text:p/></draw:line></text:p>
      <text:p text:style-name="P8"><draw:line text:anchor-type="paragraph" draw:z-index="4" draw:name="Shape5" draw:style-name="gr2" draw:text-style-name="P22" svg:x1="1.3409in" svg:y1="0.1898in" svg:x2="2.7055in" svg:y2="0.1898in"><text:p/></draw:line><draw:line text:anchor-type="paragraph" draw:z-index="8" draw:name="Shape9" draw:style-name="gr2" draw:text-style-name="P22" svg:x1="4.4972in" svg:y1="0.2311in" svg:x2="5.5492in" svg:y2="0.2413in"><text:p/></draw:line><draw:line text:anchor-type="paragraph" draw:z-index="16" draw:name="Shape16" draw:style-name="gr2" draw:text-style-name="P22" svg:x1="2.5807in" svg:y1="0.1898in" svg:x2="2.5807in" svg:y2="3.0543in"><text:p/></draw:line><text:tab/><text:tab/> <text:s text:c="8"/><text:span text:style-name="T3">yellow(wire)</text:span> <text:s text:c="4"/><text:span text:style-name="T3">D4</text:span><text:tab/><text:tab/><text:tab/><text:tab/> <text:s/>D<text:span text:style-name="T3">5 <text:s text:c="13"/>out</text:span></text:p>
      <text:p text:style-name="P8"/>
      <text:p text:style-name="P8"/>
      <text:p text:style-name="P8"/>
      <text:p text:style-name="P8"><draw:line text:anchor-type="paragraph" draw:z-index="9" draw:name="Shape10" draw:style-name="gr2" draw:text-style-name="P22" svg:x1="3.6118in" svg:y1="0.1835in" svg:x2="3.6118in" svg:y2="0.7252in"><text:p/></draw:line></text:p>
      <text:p text:style-name="P8"/>
      <text:p text:style-name="P8"><text:tab/><text:tab/><text:tab/><text:tab/><text:tab/><text:tab/> <text:span text:style-name="T3">(connect in the socket)</text:span></text:p>
      <text:p text:style-name="P8"><draw:custom-shape text:anchor-type="paragraph" draw:z-index="10" draw:name="Shape11" draw:style-name="gr5" draw:text-style-name="P21" svg:width="1.5732in" svg:height="1.0421in" svg:x="2.8307in" svg:y="0.1398in"><text:p><text:s text:c="3"/>Power supply (5V)</text:p><draw:enhanced-geometry svg:viewBox="0 0 21600 21600" draw:type="rectangle" draw:enhanced-path="M 0 0 L 21600 0 21600 21600 0 21600 0 0 Z N"/></draw:custom-shape><draw:custom-shape text:anchor-type="paragraph" draw:z-index="11" draw:name="Shape3" draw:style-name="gr3" draw:text-style-name="P21" svg:width="1.3961in" svg:height="1.9378in" svg:x="-0.0547in" svg:y="0.0728in"><text:p><text:s text:c="6"/>Servo motors</text:p><draw:enhanced-geometry svg:viewBox="0 0 21600 21600" draw:type="rectangle" draw:enhanced-path="M 0 0 L 21600 0 21600 21600 0 21600 0 0 Z N"/></draw:custom-shape><draw:line text:anchor-type="paragraph" draw:z-index="13" draw:name="Shape13" draw:style-name="gr2" draw:text-style-name="P22" svg:x1="1.3409in" svg:y1="0.6039in" svg:x2="2.2575in" svg:y2="0.5937in"><text:p/></draw:line></text:p>
      <text:p text:style-name="P8"/>
      <text:p text:style-name="P8"><text:s text:c="33"/><text:span text:style-name="T3">red (wire)</text:span></text:p>
      <text:p text:style-name="P8"/>
      <text:p text:style-name="P9"><text:s text:c="33"/></text:p>
      <text:p text:style-name="P19"><text:s text:c="33"/>brown (wire)</text:p>
      <text:p text:style-name="P8"><draw:line text:anchor-type="paragraph" draw:z-index="15" draw:name="Shape15" draw:style-name="gr2" draw:text-style-name="P22" svg:x1="1.3409in" svg:y1="0.0063in" svg:x2="2.4453in" svg:y2="0.0063in"><text:p/></draw:line></text:p>
      <text:p text:style-name="P8"/>
      <text:p text:style-name="P8"><draw:line text:anchor-type="paragraph" draw:z-index="17" draw:name="Shape17" draw:style-name="gr2" draw:text-style-name="P22" svg:x1="1.3409in" svg:y1="0.1791in" svg:x2="2.5807in" svg:y2="0.1791in"><text:p/></draw:line><text:s text:c="33"/><text:span text:style-name="T3">yellow(w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5:40:32.047303141</meta:creation-date>
    <dc:date>2018-05-15T12:27:28.901000000</dc:date>
    <meta:editing-duration>PT1H6M41S</meta:editing-duration>
    <meta:editing-cycles>15</meta:editing-cycles>
    <meta:generator>LibreOffice/6.0.0.3$Windows_X86_64 LibreOffice_project/64a0f66915f38c6217de274f0aa8e15618924765</meta:generator>
    <meta:document-statistic meta:table-count="0" meta:image-count="0" meta:object-count="0" meta:page-count="2" meta:paragraph-count="43" meta:word-count="591" meta:character-count="3490" meta:non-whitespace-character-count="2644"/>
  </office:meta>
</office:document-meta>
</file>